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master-page-name="HTML">
      <style:paragraph-properties style:page-number="auto"/>
      <style:text-properties officeooo:rsid="00008720" officeooo:paragraph-rsid="00008720"/>
    </style:style>
    <style:style style:name="P2" style:family="paragraph" style:parent-style-name="Text_20_body">
      <style:text-properties officeooo:rsid="00008720" officeooo:paragraph-rsid="00008720"/>
    </style:style>
    <style:style style:name="T1" style:family="text">
      <style:text-properties fo:font-style="italic" style:font-style-asian="italic" style:font-style-complex="italic"/>
    </style:style>
    <style:style style:name="T2" style:family="text">
      <style:text-properties fo:font-size="16pt" style:font-size-asian="16pt" style:font-size-complex="16pt"/>
    </style:style>
    <style:style style:name="T3" style:family="text">
      <style:text-properties fo:font-size="16pt" fo:font-style="italic" style:font-size-asian="16pt" style:font-style-asian="italic" style:font-size-complex="16pt" style:font-style-complex="italic"/>
    </style:style>
    <style:style style:name="T4" style:family="text">
      <style:text-properties fo:font-size="24pt" style:font-size-asian="24pt" style:font-size-complex="24pt"/>
    </style:style>
    <style:style style:name="T5" style:family="text">
      <style:text-properties fo:font-size="24pt" fo:font-style="italic" style:font-size-asian="24pt" style:font-style-asian="italic" style:font-size-complex="24pt" style:font-style-complex="itali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முதல் வேறி சார்வேறி </text:p>
      <text:p text:style-name="P2">independent variable and dependent variable</text:p>
      <text:p text:style-name="P2"/>
      <text:p text:style-name="P2">ஒரு மரத்திற்கு எவ்வளவு தண்ணீர் ஊற்றுகிறோமோ அதை பொருத்துத்தான் அதன் வளர்ச்சி இருக்குமல்லவா? <text:s text:c="2"/>மரத்தின் வளர்ச்சியை பலவாறாக கொள்ளலாம். அது எவ்வளவு பழம் தருகிறது. எவ்வளவு உயரமாக இருகிறது என்று பலவற்றைகொண்டு அறியலாம். நாம் தற்பொழுதுக்கு, உயரத்தில் கவனம் செலுத்துவோம். ஒரு மரத்தின் உயரம், அது எவ்வளவு தண்ணீர் பெறுகிறது என்பதை பொறுத்து அமையும் என்று சொல்லலாமா? சொல்லக்கூடாதா? </text:p>
      <text:p text:style-name="P2">கணித அடிப்டையுயில் சொல்வதானால், </text:p>
      <text:p text:style-name="P2">உயரம் = (தண்ணீர் அளவைப்) பொறுத்தது.</text:p>
      <text:p text:style-name="P2">Height = function(water supplied)</text:p>
      <text:p text:style-name="P2">y = f(x)</text:p>
      <text:p text:style-name="P2">மேலுள்ள மூன்றும் ஒரே கருத்தைத்தான் எடுத்துரைகின்றன. <text:s/>சுருக்கமாக எழுதுவதற்கு, மூன்றாம் முறை கைகொடுக்கும். நீங்கள் கேட்கலாம், ஏன் அதை பின்வரும்படி தூயதமிழிலேயே எழுதக்கூடாது?</text:p>
      <text:p text:style-name="P2"><text:span text:style-name="T5">உ = (த)பொ</text:span><text:span text:style-name="T4"> <text:s text:c="4"/></text:span>(அல்லது) <text:s text:c="2"/><text:span text:style-name="T4"><text:s/></text:span><text:span text:style-name="T5">உ = பொ(த)</text:span></text:p>
      <text:p text:style-name="P2">அதை ஒரு சமன்பாட்டைக்கொண்டு எழுதினால்.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Text_20_body" style:display-name="Text body" style:family="paragraph" style:parent-style-name="Standard" style:class="text">
      <style:paragraph-properties fo:margin-top="0cm" fo:margin-bottom="0.499cm" loext:contextual-spacing="false"/>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List_20_Contents" style:display-name="List Contents" style:family="paragraph" style:parent-style-name="Standard" style:class="html">
      <style:paragraph-properties fo:margin-left="1cm" fo:margin-right="0cm" fo:text-indent="0cm" style:auto-text-indent="fals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6T16:13:06.415202534</meta:creation-date>
    <dc:date>2017-07-26T16:49:15.949753031</dc:date>
    <meta:editing-duration>PT59S</meta:editing-duration>
    <meta:editing-cycles>1</meta:editing-cycles>
    <meta:document-statistic meta:table-count="0" meta:image-count="0" meta:object-count="0" meta:page-count="1" meta:paragraph-count="10" meta:word-count="93" meta:character-count="550" meta:non-whitespace-character-count="453"/>
    <meta:generator>LibreOffice/5.1.6.2$Linux_X86_64 LibreOffice_project/10m0$Build-2</meta:generator>
  </office:meta>
</office:document-meta>
</file>